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FactoriesLoader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RuntimeHintsTests.resourceLocation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RuntimeHintsTests.factoryTypeHa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ctoriesLoaderRuntimeHintsTests.factoryImplementationHa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